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3.388cm" fo:min-width="16.631cm" fo:padding-top="0.139cm" fo:padding-bottom="0.139cm" fo:padding-left="0.264cm" fo:padding-right="0.264cm"/>
    </style:style>
    <style:style style:name="gr2" style:family="graphic" style:parent-style-name="standard">
      <style:graphic-properties draw:textarea-horizontal-align="justify" draw:textarea-vertical-align="middle" draw:auto-grow-height="false" fo:min-height="1.61cm" fo:min-width="7.247cm"/>
    </style:style>
    <style:style style:name="gr3" style:family="graphic" style:parent-style-name="standard">
      <style:graphic-properties draw:textarea-horizontal-align="justify" draw:textarea-vertical-align="middle" draw:auto-grow-height="false" fo:min-height="1.909cm" fo:min-width="6.993cm"/>
    </style:style>
    <style:style style:name="gr4" style:family="graphic" style:parent-style-name="standard">
      <style:graphic-properties draw:textarea-horizontal-align="justify" draw:textarea-vertical-align="middle" draw:auto-grow-height="false" fo:min-height="1.932cm" fo:min-width="8.517cm"/>
    </style:style>
    <style:style style:name="gr5" style:family="graphic" style:parent-style-name="standard">
      <style:graphic-properties draw:textarea-horizontal-align="justify" draw:textarea-vertical-align="middle" draw:auto-grow-height="false" fo:min-height="2.798cm" fo:min-width="3.056cm"/>
    </style:style>
    <style:style style:name="gr6" style:family="graphic" style:parent-style-name="standard">
      <style:graphic-properties draw:textarea-horizontal-align="justify" draw:textarea-vertical-align="middle" draw:auto-grow-height="false" fo:min-height="2.798cm" fo:min-width="5.469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3.1999998092651pt"/>
    </style:style>
    <style:style style:name="T1" style:family="text">
      <style:text-properties fo:font-size="13.199999809265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159cm" svg:height="13.666cm" svg:x="11.541cm" svg:y="6.3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7.747cm" svg:height="1.86cm" svg:x="17.129cm" svg:y="7.395cm">
          <text:p text:style-name="P2"><text:span text:style-name="T1">进程</text:span></text:p>
          <text:p text:style-name="P2"><text:span text:style-name="T1">数据采集，处理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7.493cm" svg:height="2.159cm" svg:x="15.097cm" svg:y="17.002cm">
          <text:p text:style-name="P2"><text:span text:style-name="T1">进程</text:span></text:p>
          <text:p text:style-name="P2"><text:span text:style-name="T1">数据上传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6" draw:id="id6" draw:layer="layout" svg:width="9.017cm" svg:height="2.182cm" svg:x="12.303cm" svg:y="11.645cm">
          <text:p text:style-name="P2"><text:span text:style-name="T1">进程</text:span></text:p>
          <text:p text:style-name="P2"><text:span text:style-name="T1">控制</text:span><text:span text:style-name="T1">(</text:span><text:span text:style-name="T1">包括配置更新</text:span><text:span text:style-name="T1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3" draw:id="id3" draw:layer="layout" svg:width="3.556cm" svg:height="3.048cm" svg:x="2.524cm" svg:y="16.367cm">
          <text:p text:style-name="P2">服务器</text:p>
          <text:p text:style-name="P2">数据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5" draw:id="id5" draw:layer="layout" svg:width="3.556cm" svg:height="3.048cm" svg:x="2.651cm" svg:y="11.287cm">
          <text:p text:style-name="P2">服务器</text:p>
          <text:p text:style-name="P2">配置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" draw:id="id1" draw:layer="layout" svg:width="5.969cm" svg:height="3.048cm" svg:x="16.113cm" svg:y="1.254cm">
          <text:p text:style-name="P2">zigbee节点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svg:x1="19.097cm" svg:y1="4.302cm" svg:x2="21.002cm" svg:y2="7.395cm" draw:start-shape="id1" draw:end-shape="id2" svg:d="M19097 4302v1547h1905v1546" svg:viewBox="0 0 1906 3094">
          <text:p text:style-name="P2">UDP</text:p>
          <text:p text:style-name="P2"/>
        </draw:connector>
        <draw:connector draw:style-name="gr8" draw:text-style-name="P1" draw:layer="layout" svg:x1="6.08cm" svg:y1="17.891cm" svg:x2="15.097cm" svg:y2="18.081cm" draw:start-shape="id3" draw:start-glue-point="1" draw:end-shape="id4" svg:d="M6080 17891h4508v190h4509" svg:viewBox="0 0 9018 191">
          <text:p text:style-name="P2">Http Request(post)</text:p>
          <text:p text:style-name="P2">数据/返回状态，配置状态</text:p>
        </draw:connector>
        <draw:connector draw:style-name="gr7" draw:text-style-name="P1" draw:layer="layout" svg:x1="6.207cm" svg:y1="12.811cm" svg:x2="12.303cm" svg:y2="12.736cm" draw:start-shape="id5" draw:start-glue-point="1" draw:end-shape="id6" svg:d="M6207 12811h3048v-75h3048" svg:viewBox="0 0 6097 76">
          <text:p text:style-name="P2">Http Request(get)</text:p>
          <text:p text:style-name="P2">配置</text:p>
        </draw:connector>
        <draw:connector draw:style-name="gr7" draw:text-style-name="P1" draw:layer="layout" svg:x1="24.876cm" svg:y1="8.325cm" svg:x2="22.59cm" svg:y2="18.081cm" draw:start-shape="id2" draw:start-glue-point="1" draw:end-shape="id4" svg:d="M24876 8325h500v9756h-2786" svg:viewBox="0 0 2787 9757">
          <text:p text:style-name="P2">Queue</text:p>
          <text:p text:style-name="P2">处理后的数据</text:p>
        </draw:connector>
        <draw:connector draw:style-name="gr7" draw:text-style-name="P1" draw:layer="layout" svg:x1="18.843cm" svg:y1="17.002cm" svg:x2="16.811cm" svg:y2="13.827cm" draw:start-shape="id4" draw:start-glue-point="0" draw:end-shape="id6" svg:d="M18843 17002v-1588h-2032v-1587" svg:viewBox="0 0 2033 3176">
          <text:p text:style-name="P2">Semaphore</text:p>
          <text:p text:style-name="P2">配置需要更新</text:p>
        </draw:connector>
        <draw:connector draw:style-name="gr7" draw:text-style-name="P1" draw:layer="layout" svg:x1="21.32cm" svg:y1="12.736cm" svg:x2="22.59cm" svg:y2="18.081cm" draw:start-shape="id6" draw:start-glue-point="1" draw:end-shape="id4" draw:end-glue-point="1" svg:d="M21320 12736h1770v5345h-500" svg:viewBox="0 0 1771 5346">
          <text:p text:style-name="P2">Queue</text:p>
          <text:p text:style-name="P2">配置</text:p>
        </draw:connector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1T17:02:20.396345287</meta:creation-date>
    <dc:date>2016-02-23T14:22:04.850670269</dc:date>
    <meta:editing-duration>PT13H18M57S</meta:editing-duration>
    <meta:editing-cycles>5</meta:editing-cycles>
    <meta:generator>LibreOffice/5.0.5.2$Linux_X86_64 LibreOffice_project/00$Build-2</meta:generator>
    <meta:document-statistic meta:object-count="13"/>
  </office:meta>
</office:document-meta>
</file>